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Требования к DualCam - аппаратная часть</text:p>
      <text:p text:style-name="Standard">==========================================</text:p>
      <text:p text:style-name="Standard">01) Сенсоры обеих камер лежат в одной плоскости</text:p>
      <text:p text:style-name="Standard">02) Расстояние между сенсорами (стерео-база) близко к 65мм</text:p>
      <text:p text:style-name="Standard">03) Возможность изменения стерео-базы желательна но необязательна</text:p>
      <text:p text:style-name="Standard">04) Доступ к батарейкам без разборки обязателен</text:p>
      <text:p text:style-name="Standard">05) Доступ к картам памяти без разборки обязателен; в крайнем случае через демонтаж - при условии простоты обратного монтажа</text:p>
      <text:p text:style-name="Standard">06) Доступ к мульти-терминал (микроUSB) очень желателен; иначе сгружать фото можно только через WIFI</text:p>
      <text:p text:style-name="Standard">07) Спуск двух камер синхронизирован; важно проверить что напряжение на входах одинаковое; ?и что будет если одна камера выключена?</text:p>
      <text:p text:style-name="Standard">08) Кольца фокусировки объективов двух камер синхронизированы</text:p>
      <text:p text:style-name="Standard">09) Кольца диафрагмы объективов двух камер синхронизированы</text:p>
      <text:p text:style-name="Standard">10) Угол обзора примерно соответствует стандартному объективу - фокусное расстояние приблизительно равно диагонали сенсора</text:p>
      <text:p text:style-name="Standard">11) Вариант горизонтальной ориентации: </text:p>
      <text:p text:style-name="Standard"><text:s/>+ оптимален для ТВ</text:p>
      <text:p text:style-name="Standard"><text:s/>+ позволяет любое соотношение сторон, а значит максимальное использование сенсора и объектив 28мм</text:p>
      <text:p text:style-name="Standard"><text:s/>+ позволяет использовать откидной экран</text:p>
      <text:p text:style-name="Standard"><text:s/>+ встроенная вспышка сидит сверху</text:p>
      <text:p text:style-name="Standard"><text:s/>- минимальное достижимое расстояние между сенсорами больше 75 мм</text:p>
      <text:p text:style-name="Standard">12) Вариант вертикальной ориентации: </text:p>
      <text:p text:style-name="Standard"><text:s/>+ оптимален для стереоскопа / очков виртуальной реальности</text:p>
      <text:p text:style-name="Standard"><text:s/>+ минимальное достижимое расстояние между сенсорами меньше номинала 65 мм</text:p>
      <text:p text:style-name="Standard"><text:s/>+ упрощает доступ к мульти-терминалу и карте памяти</text:p>
      <text:p text:style-name="Standard"><text:s/>- соотношение сторон близко к квадрату (8:9 или 11:12), а значит 1/3 плошади сенсора теряется; требует объектив 23мм</text:p>
      <text:p text:style-name="Standard"><text:s/>- встроенная вспышка сидит сбоку</text:p>
      <text:p text:style-name="Standard">13) Поддержка внешней вспышки очень желательна; делается с помощью встроенной вспышки и SYK-5 триггера; свет от ведушей встроенной вспышки должен попадать только на сенсор; конструкция блокировки света может быть сьемной</text:p>
      <text:p text:style-name="Standard">14) Удобная рукоятка для держания в руках/руке</text:p>
      <text:p text:style-name="Standard">15) Удобная кнопка спуска</text:p>
      <text:p text:style-name="Standard">16) Устойчивость на ровной поверхности в рабочей ориентации - очень желательна</text:p>
      <text:p text:style-name="Standard">17) Технология калибрации фокуса пользователем очень желательна</text:p>
      <text:p text:style-name="Standard">18) Правильная маркировка расстояния на объективе обязательна</text:p>
      <text:p text:style-name="Standard">19) Правильная маркировка диафрагмы на объективе желательна</text:p>
      <text:p text:style-name="Standard">20) Кабели и штеккеры не должны висеть/торчать</text:p>
      <text:p text:style-name="Standard">21) Доступ к откидному экрану обязателен</text:p>
      <text:p text:style-name="Standard">22) Крепления для ремня обязательны</text:p>
      <text:p text:style-name="Standard">23) Аппарат должен висеть на ремне или объективами наружу (вбок), или объективами вниз</text:p>
      <text:p text:style-name="Standard">24) Гнездо для штатива внизу по центру - обязательно</text:p>
      <text:p text:style-name="Standard">25) Желательна возможность проверки включения обоих аппаратов; можно использовать тот факт что гнёзда спуска должны выдавать (одинаковое) напряжение</text:p>
      <text:p text:style-name="Standard">26) Очень желательна возможность переключения со встроенного курка на внешний - для работы на штативе</text:p>
      <text:p text:style-name="Standard">27) "Кожух" скрываюший конструкцию - желателе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g Kosyakovsky</meta:initial-creator>
    <meta:creation-date>2016-02-18T22:05:42.54</meta:creation-date>
    <dc:date>2016-02-19T10:22:56.51</dc:date>
    <dc:creator>Oleg Kosyakovsky</dc:creator>
    <meta:editing-duration>PT20M24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39" meta:word-count="362" meta:character-count="2669"/>
  </office:meta>
</office:document-meta>
</file>